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714285714285714">
            <text:p>0.7142857143</text:p>
          </table:table-cell>
          <table:table-cell table:formula="of:=[.J101]" office:value-type="float" office:value="0.29632347076249">
            <text:p>0.2963234708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00699256184551896">
            <text:p>0.0006992562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340383178922094">
            <text:p>0.0340383179</text:p>
          </table:table-cell>
          <table:table-cell table:formula="of:=[.$F66]" office:value-type="float" office:value="0.761904761904762">
            <text:p>0.7619047619</text:p>
          </table:table-cell>
          <table:table-cell table:formula="of:=[.$J66]" office:value-type="float" office:value="0.152517096340513">
            <text:p>0.1525170963</text:p>
          </table:table-cell>
          <table:table-cell table:formula="of:=[.$F88]" office:value-type="float" office:value="0.0952380952380952">
            <text:p>0.0952380952</text:p>
          </table:table-cell>
          <table:table-cell table:formula="of:=[.$J88]" office:value-type="float" office:value="0.998039212632688">
            <text:p>0.9980392126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16708853507741">
            <text:p>0.9167088535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75151992018141">
            <text:p>0.675151992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8]-[.H8])/[.H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10]-[.H10])/[.H10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15]-[.H15])/[.H15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6]-[.H16])/[.H1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00699256184551896">
            <text:p>0.0006992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24">
            <text:p>824</text:p>
          </table:table-cell>
          <table:table-cell table:formula="of:=ABS([.I24]-[.H24])/[.H24]" office:value-type="float" office:value="0.0636363636363636">
            <text:p>0.0636363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26]-[.H26])/[.H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694">
            <text:p>694</text:p>
          </table:table-cell>
          <table:table-cell table:formula="of:=ABS([.I29]-[.H29])/[.H29]" office:value-type="float" office:value="0.146371463714637">
            <text:p>0.1463714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17">
            <text:p>617</text:p>
          </table:table-cell>
          <table:table-cell table:formula="of:=ABS([.I31]-[.H31])/[.H31]" office:value-type="float" office:value="0.189224704336399">
            <text:p>0.1892247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34">
            <text:p>734</text:p>
          </table:table-cell>
          <table:table-cell table:formula="of:=ABS([.I32]-[.H32])/[.H32]" office:value-type="float" office:value="0.0673443456162643">
            <text:p>0.06734434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18">
            <text:p>918</text:p>
          </table:table-cell>
          <table:table-cell table:formula="of:=ABS([.I35]-[.H35])/[.H35]" office:value-type="float" office:value="0.0150214592274678">
            <text:p>0.01502145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44">
            <text:p>744</text:p>
          </table:table-cell>
          <table:table-cell table:formula="of:=ABS([.I36]-[.H36])/[.H36]" office:value-type="float" office:value="0.17056856187291">
            <text:p>0.1705685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8">
            <text:p>708</text:p>
          </table:table-cell>
          <table:table-cell table:formula="of:=ABS([.I37]-[.H37])/[.H37]" office:value-type="float" office:value="0.00840336134453782">
            <text:p>0.00840336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9">
            <text:p>889</text:p>
          </table:table-cell>
          <table:table-cell table:formula="of:=ABS([.I39]-[.H39])/[.H39]" office:value-type="float" office:value="0.0273522975929978">
            <text:p>0.0273522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2]-[.H42])/[.H4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3">
            <text:p>913</text:p>
          </table:table-cell>
          <table:table-cell table:formula="of:=ABS([.I43]-[.H43])/[.H43]" office:value-type="float" office:value="0.0245726495726496">
            <text:p>0.02457264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340383178922094">
            <text:p>0.0340383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59">
            <text:p>659</text:p>
          </table:table-cell>
          <table:table-cell table:formula="of:=ABS([.I45]-[.H45])/[.H45]" office:value-type="float" office:value="0.110661268556005">
            <text:p>0.11066126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50]-[.H50])/[.H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51]-[.H51])/[.H51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0">
            <text:p>820</text:p>
          </table:table-cell>
          <table:table-cell table:formula="of:=ABS([.I52]-[.H52])/[.H52]" office:value-type="float" office:value="0.0868596881959911">
            <text:p>0.0868596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3]-[.H53])/[.H5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99">
            <text:p>599</text:p>
          </table:table-cell>
          <table:table-cell table:formula="of:=ABS([.I54]-[.H54])/[.H54]" office:value-type="float" office:value="0.173793103448276">
            <text:p>0.17379310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39">
            <text:p>539</text:p>
          </table:table-cell>
          <table:table-cell table:formula="of:=ABS([.I55]-[.H55])/[.H55]" office:value-type="float" office:value="0.27063599458728">
            <text:p>0.270635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623">
            <text:p>623</text:p>
          </table:table-cell>
          <table:table-cell table:formula="of:=ABS([.I56]-[.H56])/[.H56]" office:value-type="float" office:value="0.262721893491124">
            <text:p>0.26272189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57]-[.H57])/[.H57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23">
            <text:p>623</text:p>
          </table:table-cell>
          <table:table-cell table:formula="of:=ABS([.I58]-[.H58])/[.H58]" office:value-type="float" office:value="0.0984081041968162">
            <text:p>0.0984081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59]-[.H59])/[.H59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60]-[.H60])/[.H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61]-[.H61])/[.H61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17">
            <text:p>917</text:p>
          </table:table-cell>
          <table:table-cell table:formula="of:=ABS([.I63]-[.H63])/[.H63]" office:value-type="float" office:value="0.0337197049525817">
            <text:p>0.033719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01">
            <text:p>701</text:p>
          </table:table-cell>
          <table:table-cell table:formula="of:=ABS([.I64]-[.H64])/[.H64]" office:value-type="float" office:value="0.0603217158176944">
            <text:p>0.06032171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6">
            <text:p>16</text:p>
          </table:table-cell>
          <table:table-cell table:style-name="ce1" table:formula="of:=[.E66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5:.J65])" office:value-type="float" office:value="0.152517096340513">
            <text:p>0.152517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]-[.H67])/[.H6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1]-[.H71])/[.H71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75]-[.H75])/[.H75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6]-[.H76])/[.H7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39">
            <text:p>539</text:p>
          </table:table-cell>
          <table:table-cell table:formula="of:=ABS([.I77]-[.H77])/[.H77]" office:value-type="float" office:value="0.051056338028169">
            <text:p>0.051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3]-[.H83])/[.H8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2">
            <text:p>2</text:p>
          </table:table-cell>
          <table:table-cell table:style-name="ce1" table:formula="of:=[.E88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67:.J87])" office:value-type="float" office:value="0.998039212632688">
            <text:p>0.99803921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90]-[.H90])/[.H9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92]-[.H92])/[.H9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16708853507741">
            <text:p>0.9167088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8]-[.H98])/[.H9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3">
            <text:p>823</text:p>
          </table:table-cell>
          <table:table-cell table:formula="of:=ABS([.I99]-[.H99])/[.H99]" office:value-type="float" office:value="1.11025641025641">
            <text:p>1.11025641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675151992018141">
            <text:p>0.67515199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60">
            <text:p>60</text:p>
          </table:table-cell>
          <table:table-cell table:style-name="ce1" table:formula="of:=[.E101]/(4*21)" office:value-type="float" office:value="0.714285714285714">
            <text:p>0.7142857143</text:p>
          </table:table-cell>
          <table:table-cell table:number-columns-repeated="3"/>
          <table:table-cell table:formula="of:=AVERAGE([.J67:.J87];[.J45:.J65];[.J23:.J43];[.J1:.J21])" office:value-type="float" office:value="0.29632347076249">
            <text:p>0.2963234708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13:16</dc:date>
    <meta:document-statistic meta:table-count="1" meta:cell-count="991" meta:object-count="0"/>
    <meta:generator>LibreOffice/4.0.3.3$Linux_x86 LibreOffice_project/400m0$Build-3</meta:generator>
  </office:meta>
</office:document-meta>
</file>